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1.5056in" style:rel-column-width="14247*"/>
    </style:style>
    <style:style style:name="Table1.C" style:family="table-column">
      <style:table-column-properties style:column-width="3.1111in" style:rel-column-width="2944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cc4f" officeooo:paragraph-rsid="0001cc4f"/>
    </style:style>
    <style:style style:name="P2" style:family="paragraph" style:parent-style-name="Standard">
      <style:text-properties officeooo:rsid="0001cc4f" officeooo:paragraph-rsid="0002da1c"/>
    </style:style>
    <style:style style:name="P3" style:family="paragraph" style:parent-style-name="Standard">
      <style:text-properties officeooo:rsid="0001cc4f" officeooo:paragraph-rsid="0004bfc4"/>
    </style:style>
    <style:style style:name="P4" style:family="paragraph" style:parent-style-name="Standard">
      <style:text-properties officeooo:rsid="0002da1c" officeooo:paragraph-rsid="0002da1c"/>
    </style:style>
    <style:style style:name="P5" style:family="paragraph" style:parent-style-name="Standard">
      <style:text-properties fo:font-weight="bold" officeooo:rsid="0001cc4f" officeooo:paragraph-rsid="0001cc4f" style:font-weight-asian="bold" style:font-weight-complex="bold"/>
    </style:style>
    <style:style style:name="P6" style:family="paragraph" style:parent-style-name="Standard">
      <style:text-properties fo:font-weight="bold" officeooo:rsid="0002da1c" officeooo:paragraph-rsid="0008520b" style:font-weight-asian="bold" style:font-weight-complex="bold"/>
    </style:style>
    <style:style style:name="P7" style:family="paragraph" style:parent-style-name="Standard">
      <style:text-properties fo:font-weight="bold" officeooo:rsid="0008520b" officeooo:paragraph-rsid="0008520b" style:font-weight-asian="bold" style:font-weight-complex="bold"/>
    </style:style>
    <style:style style:name="P8" style:family="paragraph" style:parent-style-name="Standard">
      <style:text-properties fo:font-weight="bold" officeooo:rsid="0008520b" officeooo:paragraph-rsid="0001cc4f" style:font-weight-asian="bold" style:font-weight-complex="bold"/>
    </style:style>
    <style:style style:name="P9" style:family="paragraph" style:parent-style-name="Standard">
      <style:text-properties officeooo:rsid="0008520b" officeooo:paragraph-rsid="0008520b"/>
    </style:style>
    <style:style style:name="P10" style:family="paragraph" style:parent-style-name="Standard">
      <style:text-properties officeooo:rsid="00132558" officeooo:paragraph-rsid="00132558"/>
    </style:style>
    <style:style style:name="P11" style:family="paragraph" style:parent-style-name="Standard">
      <style:text-properties officeooo:rsid="001696a1" officeooo:paragraph-rsid="001696a1"/>
    </style:style>
    <style:style style:name="P12" style:family="paragraph" style:parent-style-name="Table_20_Contents">
      <style:text-properties officeooo:rsid="0001cc4f" officeooo:paragraph-rsid="0001cc4f"/>
    </style:style>
    <style:style style:name="P13" style:family="paragraph" style:parent-style-name="Table_20_Contents">
      <style:text-properties fo:font-weight="bold" officeooo:rsid="0001cc4f" officeooo:paragraph-rsid="0001cc4f" style:font-weight-asian="bold" style:font-weight-complex="bold"/>
    </style:style>
    <style:style style:name="P14" style:family="paragraph" style:parent-style-name="Table_20_Contents">
      <style:text-properties fo:font-size="10pt" officeooo:rsid="0002da1c" officeooo:paragraph-rsid="0002da1c" style:font-size-asian="10pt" style:font-size-complex="10pt"/>
    </style:style>
    <style:style style:name="P15" style:family="paragraph" style:parent-style-name="Table_20_Contents">
      <style:text-properties fo:font-size="10pt" officeooo:rsid="0002da1c" officeooo:paragraph-rsid="0007671d" style:font-size-asian="10pt" style:font-size-complex="10pt"/>
    </style:style>
    <style:style style:name="P16" style:family="paragraph" style:parent-style-name="Table_20_Contents">
      <style:text-properties fo:font-size="10pt" officeooo:rsid="0006aa38" officeooo:paragraph-rsid="0006aa38" style:font-size-asian="10pt" style:font-size-complex="10pt"/>
    </style:style>
    <style:style style:name="P17" style:family="paragraph" style:parent-style-name="Table_20_Contents">
      <style:text-properties fo:font-size="10pt" officeooo:rsid="0006aa38" officeooo:paragraph-rsid="0007671d" style:font-size-asian="10pt" style:font-size-complex="10pt"/>
    </style:style>
    <style:style style:name="P18" style:family="paragraph" style:parent-style-name="Table_20_Contents">
      <style:text-properties fo:font-size="10pt" officeooo:rsid="0007671d" officeooo:paragraph-rsid="0007671d" style:font-size-asian="10pt" style:font-size-complex="10pt"/>
    </style:style>
    <style:style style:name="P19" style:family="paragraph" style:parent-style-name="Standard" style:list-style-name="L1">
      <style:text-properties officeooo:rsid="0002da1c" officeooo:paragraph-rsid="0008c059"/>
    </style:style>
    <style:style style:name="P20" style:family="paragraph" style:parent-style-name="Standard" style:list-style-name="L1">
      <style:text-properties officeooo:rsid="0008c059" officeooo:paragraph-rsid="0008c059"/>
    </style:style>
    <style:style style:name="P21" style:family="paragraph" style:parent-style-name="Standard" style:list-style-name="L1">
      <style:text-properties officeooo:rsid="00107615" officeooo:paragraph-rsid="00107615"/>
    </style:style>
    <style:style style:name="P22" style:family="paragraph" style:parent-style-name="Standard" style:list-style-name="L1">
      <style:text-properties officeooo:rsid="0008520b" officeooo:paragraph-rsid="0008c059"/>
    </style:style>
    <style:style style:name="P23" style:family="paragraph" style:parent-style-name="Standard" style:list-style-name="L2">
      <style:text-properties officeooo:rsid="0008520b" officeooo:paragraph-rsid="0008520b"/>
    </style:style>
    <style:style style:name="P24" style:family="paragraph" style:parent-style-name="Standard" style:list-style-name="L2">
      <style:text-properties fo:font-weight="normal" officeooo:rsid="0008520b" officeooo:paragraph-rsid="0008520b" style:font-weight-asian="normal" style:font-weight-complex="normal"/>
    </style:style>
    <style:style style:name="P25" style:family="paragraph" style:parent-style-name="Standard" style:list-style-name="L2">
      <style:text-properties officeooo:rsid="000a9935" officeooo:paragraph-rsid="000a9935"/>
    </style:style>
    <style:style style:name="P26" style:family="paragraph" style:parent-style-name="Standard" style:list-style-name="L3">
      <style:text-properties officeooo:rsid="00132558" officeooo:paragraph-rsid="00132558"/>
    </style:style>
    <style:style style:name="P27" style:family="paragraph" style:parent-style-name="Standard" style:list-style-name="L3">
      <style:text-properties officeooo:rsid="00158d97" officeooo:paragraph-rsid="00158d97"/>
    </style:style>
    <style:style style:name="P28" style:family="paragraph" style:parent-style-name="Standard" style:list-style-name="L4">
      <style:text-properties officeooo:rsid="00172b3a" officeooo:paragraph-rsid="00172b3a"/>
    </style:style>
    <style:style style:name="P29" style:family="paragraph" style:parent-style-name="Standard" style:list-style-name="L4">
      <style:text-properties officeooo:rsid="001766d5" officeooo:paragraph-rsid="001766d5"/>
    </style:style>
    <style:style style:name="P30" style:family="paragraph" style:parent-style-name="Standard" style:list-style-name="L4">
      <style:text-properties officeooo:rsid="001766d5" officeooo:paragraph-rsid="00214127"/>
    </style:style>
    <style:style style:name="P31" style:family="paragraph" style:parent-style-name="Standard" style:list-style-name="L4">
      <style:text-properties officeooo:rsid="001696a1" officeooo:paragraph-rsid="00211ad8"/>
    </style:style>
    <style:style style:name="P32" style:family="paragraph" style:parent-style-name="Standard" style:list-style-name="L4">
      <style:text-properties officeooo:rsid="00231f70" officeooo:paragraph-rsid="00231f70"/>
    </style:style>
    <style:style style:name="P33" style:family="paragraph" style:parent-style-name="Standard" style:list-style-name="L4">
      <style:text-properties officeooo:rsid="00231f70" officeooo:paragraph-rsid="0026f684"/>
    </style:style>
    <style:style style:name="P34" style:family="paragraph" style:parent-style-name="Standard" style:list-style-name="L4">
      <style:text-properties officeooo:rsid="00231f70" officeooo:paragraph-rsid="002a25bf"/>
    </style:style>
    <style:style style:name="P35" style:family="paragraph" style:parent-style-name="Standard" style:list-style-name="L4">
      <style:text-properties officeooo:rsid="00231f70" officeooo:paragraph-rsid="002b9d17"/>
    </style:style>
    <style:style style:name="P36" style:family="paragraph" style:parent-style-name="Standard" style:list-style-name="L4">
      <style:text-properties officeooo:rsid="0026f684" officeooo:paragraph-rsid="0026f684" fo:background-color="#ffff00"/>
    </style:style>
    <style:style style:name="P37" style:family="paragraph" style:parent-style-name="Standard" style:list-style-name="L4">
      <style:text-properties officeooo:rsid="0028f136" officeooo:paragraph-rsid="002a25bf"/>
    </style:style>
    <style:style style:name="P38" style:family="paragraph" style:parent-style-name="Standard" style:list-style-name="L4">
      <style:text-properties officeooo:rsid="0028f136" officeooo:paragraph-rsid="002b9d17"/>
    </style:style>
    <style:style style:name="P39" style:family="paragraph" style:parent-style-name="Standard" style:list-style-name="L4">
      <style:text-properties officeooo:rsid="0028f136" officeooo:paragraph-rsid="002b9d17" fo:background-color="transparent"/>
    </style:style>
    <style:style style:name="P40" style:family="paragraph" style:parent-style-name="Standard" style:list-style-name="L4">
      <style:text-properties officeooo:rsid="002e8e8f" officeooo:paragraph-rsid="002e8e8f" fo:background-color="transparent"/>
    </style:style>
    <style:style style:name="P41" style:family="paragraph" style:parent-style-name="Standard" style:list-style-name="L4">
      <style:text-properties officeooo:rsid="002e8f8b" officeooo:paragraph-rsid="002e8f8b" fo:background-color="transparent"/>
    </style:style>
    <style:style style:name="P42" style:family="paragraph" style:parent-style-name="Standard" style:list-style-name="L4">
      <style:text-properties officeooo:rsid="002f8a90" officeooo:paragraph-rsid="002f8a90" fo:background-color="transparent"/>
    </style:style>
    <style:style style:name="P43" style:family="paragraph" style:parent-style-name="Standard" style:list-style-name="L4">
      <style:text-properties officeooo:rsid="002e8e8f" officeooo:paragraph-rsid="002e8e8f"/>
    </style:style>
    <style:style style:name="P44" style:family="paragraph" style:parent-style-name="Standard" style:list-style-name="L4">
      <style:text-properties officeooo:rsid="002e8f8b" officeooo:paragraph-rsid="002e8f8b"/>
    </style:style>
    <style:style style:name="T1" style:family="text">
      <style:text-properties officeooo:rsid="0002da1c"/>
    </style:style>
    <style:style style:name="T2" style:family="text">
      <style:text-properties fo:font-weight="bold" style:font-weight-asian="bold" style:font-weight-complex="bold"/>
    </style:style>
    <style:style style:name="T3" style:family="text">
      <style:text-properties officeooo:rsid="0004bfc4"/>
    </style:style>
    <style:style style:name="T4" style:family="text">
      <style:text-properties officeooo:rsid="0006aa38"/>
    </style:style>
    <style:style style:name="T5" style:family="text">
      <style:text-properties officeooo:rsid="0007671d"/>
    </style:style>
    <style:style style:name="T6" style:family="text">
      <style:text-properties officeooo:rsid="0008520b"/>
    </style:style>
    <style:style style:name="T7" style:family="text">
      <style:text-properties officeooo:rsid="0008c059"/>
    </style:style>
    <style:style style:name="T8" style:family="text">
      <style:text-properties officeooo:rsid="00107615"/>
    </style:style>
    <style:style style:name="T9" style:family="text">
      <style:text-properties officeooo:rsid="001766d5"/>
    </style:style>
    <style:style style:name="T10" style:family="text">
      <style:text-properties officeooo:rsid="0018dfc3"/>
    </style:style>
    <style:style style:name="T11" style:family="text">
      <style:text-properties fo:background-color="#ffff00" loext:char-shading-value="0"/>
    </style:style>
    <style:style style:name="T12" style:family="text">
      <style:text-properties officeooo:rsid="001a0ab7" fo:background-color="#ffff00" loext:char-shading-value="0"/>
    </style:style>
    <style:style style:name="T13" style:family="text">
      <style:text-properties officeooo:rsid="001766d5" fo:background-color="#ffff00" loext:char-shading-value="0"/>
    </style:style>
    <style:style style:name="T14" style:family="text">
      <style:text-properties officeooo:rsid="001eca03" fo:background-color="#ffff00" loext:char-shading-value="0"/>
    </style:style>
    <style:style style:name="T15" style:family="text">
      <style:text-properties officeooo:rsid="001f81a6" fo:background-color="#ffff00" loext:char-shading-value="0"/>
    </style:style>
    <style:style style:name="T16" style:family="text">
      <style:text-properties officeooo:rsid="00211ad8" fo:background-color="#ffff00" loext:char-shading-value="0"/>
    </style:style>
    <style:style style:name="T17" style:family="text">
      <style:text-properties officeooo:rsid="00214127" fo:background-color="#ffff00" loext:char-shading-value="0"/>
    </style:style>
    <style:style style:name="T18" style:family="text">
      <style:text-properties officeooo:rsid="00242bc2" fo:background-color="#ffff00" loext:char-shading-value="0"/>
    </style:style>
    <style:style style:name="T19" style:family="text">
      <style:text-properties officeooo:rsid="0028f136" fo:background-color="#ffff00" loext:char-shading-value="0"/>
    </style:style>
    <style:style style:name="T20" style:family="text">
      <style:text-properties officeooo:rsid="002a25bf" fo:background-color="#ffff00" loext:char-shading-value="0"/>
    </style:style>
    <style:style style:name="T21" style:family="text">
      <style:text-properties officeooo:rsid="002b9d17" fo:background-color="#ffff00" loext:char-shading-value="0"/>
    </style:style>
    <style:style style:name="T22" style:family="text">
      <style:text-properties officeooo:rsid="00242bc2"/>
    </style:style>
    <style:style style:name="T23" style:family="text">
      <style:text-properties officeooo:rsid="0028f136"/>
    </style:style>
    <style:style style:name="T24" style:family="text">
      <style:text-properties officeooo:rsid="00231f70"/>
    </style:style>
    <style:style style:name="T25" style:family="text">
      <style:text-properties officeooo:rsid="002b9d17"/>
    </style:style>
    <style:style style:name="T26" style:family="text">
      <style:text-properties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ission Statement:</text:span> Search for investment opportunities in the residential real estate market within the United States. </text:p>
      <text:p text:style-name="P1"/>
      <text:p text:style-name="P5">Investment <text:span text:style-name="T1">M</text:span>ethodologie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3">Investment <text:span text:style-name="T1">Type</text:span></text:p>
          </table:table-cell>
          <table:table-cell table:style-name="Table1.A1" office:value-type="string">
            <text:p text:style-name="P13">Cashflo<text:span text:style-name="T4">w</text:span></text:p>
          </table:table-cell>
          <table:table-cell table:style-name="Table1.C1" office:value-type="string">
            <text:p text:style-name="P13">Analysis <text:span text:style-name="T1">Methodologies</text:span></text:p>
          </table:table-cell>
        </table:table-row>
        <table:table-row>
          <table:table-cell table:style-name="Table1.A2" office:value-type="string">
            <text:p text:style-name="P12">Search for areas where there’s good rent <text:span text:style-name="T8">v. </text:span>home value <text:span text:style-name="T8">ratio</text:span></text:p>
          </table:table-cell>
          <table:table-cell table:style-name="Table1.A2" office:value-type="string">
            <text:p text:style-name="P12">Rent</text:p>
          </table:table-cell>
          <table:table-cell table:style-name="Table1.C2" office:value-type="string">
            <text:p text:style-name="P14">1. <text:span text:style-name="T4">Extract historical and </text:span>current rent/home value. <text:span text:style-name="T4">Visualize trend.</text:span></text:p>
            <text:p text:style-name="P14">2. <text:span text:style-name="T4">P</text:span>roject future rent/home value <text:span text:style-name="T4">using other data sources and modeling techniques</text:span></text:p>
            <text:p text:style-name="P14">3<text:span text:style-name="T4">a. Manually select properties with high rent/home value when compared to other properties within the area</text:span></text:p>
            <text:p text:style-name="P16">3b. Scrape Zillow to find properties that have high potentials for investment</text:p>
          </table:table-cell>
        </table:table-row>
        <table:table-row>
          <table:table-cell table:style-name="Table1.A2" office:value-type="string">
            <text:p text:style-name="P12">Search for areas where in the relatively short term, the home prices are poised to increase in a rapid pace</text:p>
          </table:table-cell>
          <table:table-cell table:style-name="Table1.A2" office:value-type="string">
            <text:p text:style-name="P12">Sell price – purchase price</text:p>
          </table:table-cell>
          <table:table-cell table:style-name="Table1.C2" office:value-type="string">
            <text:p text:style-name="P14">1. <text:span text:style-name="T4">Model future home values</text:span></text:p>
            <text:p text:style-name="P18">2<text:span text:style-name="T4">. Select areas that are poised to increase in value when compared to other areas</text:span></text:p>
            <text:p text:style-name="P18">3a. <text:span text:style-name="T4">Manually select properties that </text:span>have the best potential</text:p>
            <text:p text:style-name="P16"><text:span text:style-name="T5">3</text:span>b. Scrape Zillow to find properties that have high potentials for investment</text:p>
          </table:table-cell>
        </table:table-row>
        <table:table-row>
          <table:table-cell table:style-name="Table1.A2" office:value-type="string">
            <text:p text:style-name="P12">Search for undervalued properties and assess potentials to bring values up to par</text:p>
          </table:table-cell>
          <table:table-cell table:style-name="Table1.A2" office:value-type="string">
            <text:p text:style-name="P12">Sell price – purchase price</text:p>
          </table:table-cell>
          <table:table-cell table:style-name="Table1.C2" office:value-type="string">
            <text:p text:style-name="P15">1. <text:span text:style-name="T4">Model future home values</text:span></text:p>
            <text:p text:style-name="P17">2a. Manually select properties that are below market value when compared to other properties within the area</text:p>
            <text:p text:style-name="P17">2b. Scrape Zillow to find properties that have high potentials for investment</text:p>
          </table:table-cell>
        </table:table-row>
      </table:table>
      <text:p text:style-name="P16"/>
      <text:p text:style-name="P16">With all three investment types, we will need to generate daily email listings with potential opportunities. We will also have to do sight visits to validate the business intelligence to build up confidence levels of the data and model, as well as scoping out potential investments.</text:p>
      <text:p text:style-name="P1"/>
      <text:p text:style-name="P8">Investment Type 1:</text:p>
      <text:p text:style-name="P6">Milestones: </text:p>
      <text:p text:style-name="P7">Completed:</text:p>
      <text:list xml:id="list6223019465038209203" text:style-name="L1">
        <text:list-item>
          <text:p text:style-name="P19"><text:span text:style-name="T7">extract</text:span> <text:span text:style-name="T6">time series </text:span>rental data <text:span text:style-name="T6">by zip code (NY State)</text:span></text:p>
        </text:list-item>
        <text:list-item>
          <text:p text:style-name="P19"><text:span text:style-name="T7">extract</text:span> <text:span text:style-name="T6">time series home value</text:span> data <text:span text:style-name="T6">by zip code (NY State)</text:span></text:p>
        </text:list-item>
        <text:list-item>
          <text:p text:style-name="P19"><text:span text:style-name="T7">extract</text:span> census data <text:span text:style-name="T6">that include population by zip code</text:span></text:p>
        </text:list-item>
        <text:list-item>
          <text:p text:style-name="P20">load into and pull out of sql database <text:span text:style-name="T6">(NY </text:span>State<text:span text:style-name="T6">)</text:span></text:p>
        </text:list-item>
        <text:list-item>
          <text:p text:style-name="P21">clean data, interpolate what’s missing</text:p>
        </text:list-item>
        <text:list-item>
          <text:p text:style-name="P20">calculate rent v home prices <text:span text:style-name="T6">(NY </text:span>State<text:span text:style-name="T6">)</text:span></text:p>
        </text:list-item>
        <text:list-item>
          <text:p text:style-name="P22"><text:span text:style-name="T7">initial </text:span>visualization <text:span text:style-name="T7">with </text:span>Tableau (NY <text:span text:style-name="T7">State</text:span>)</text:p>
        </text:list-item>
      </text:list>
      <text:p text:style-name="P9"/>
      <text:p text:style-name="P7">To do:</text:p>
      <text:list xml:id="list287272264731801654" text:style-name="L2">
        <text:list-item>
          <text:p text:style-name="P24">simple model on<text:span text:style-name="T1"> future housing value and rental value</text:span></text:p>
        </text:list-item>
        <text:list-item>
          <text:p text:style-name="P24">pull rental data to include more details (bedrooms, home types, etc)</text:p>
        </text:list-item>
        <text:list-item>
          <text:p text:style-name="P24">pull home value data to include more details (bedrooms, home types, etc)</text:p>
        </text:list-item>
        <text:list-item>
          <text:p text:style-name="P23">pull census data to include income, population makeup, demographics, schools, etc</text:p>
        </text:list-item>
        <text:list-item>
          <text:p text:style-name="P23">pull market data to include interest rates, market index values, Case-Schiller, etc</text:p>
        </text:list-item>
        <text:list-item>
          <text:p text:style-name="P23">improve model</text:p>
        </text:list-item>
        <text:list-item>
          <text:p text:style-name="P23"><text:soft-page-break/>see if we can scrape zillow listings</text:p>
        </text:list-item>
        <text:list-item>
          <text:p text:style-name="P25">include other states</text:p>
        </text:list-item>
      </text:list>
      <text:p text:style-name="P1"/>
      <text:p text:style-name="P4"/>
      <text:p text:style-name="P1"/>
      <text:p text:style-name="P5">Data Sources:</text:p>
      <text:p text:style-name="P2">Quandl Zillow, median home prices, by zipcode: <text:span text:style-name="T1">https://blog.quandl.com/api-for-housing-data</text:span></text:p>
      <text:p text:style-name="P2">Quandl Zillow, median rental prices, by zipcode: <text:span text:style-name="T1">https://blog.quandl.com/api-for-housing-data</text:span></text:p>
      <text:p text:style-name="P3">US Census Bureau, population per square mile, by zipcode: <text:span text:style-name="T3">https://factfinder.census.gov/faces/nav/jsf/pages/index.xhtml</text:span></text:p>
      <text:p text:style-name="P3">New York State <text:span text:style-name="T3">zip code list</text:span>: <text:span text:style-name="T3">https://data.ny.gov/Government-Finance/New-York-State-ZIP-Codes-County-FIPS-Cross-Referen/juva-r6g2</text:span></text:p>
      <text:p text:style-name="P4"/>
      <text:p text:style-name="P4"/>
      <text:p text:style-name="P10">Correlation exploration:</text:p>
      <text:p text:style-name="P10">zhvi_annual_chg, zri_annual_chg, cap_rate, avg AGI pchg, avg num R pchg</text:p>
      <text:p text:style-name="P10"/>
      <text:p text:style-name="P10">some questions we need <text:span text:style-name="T10">to </text:span>answer:</text:p>
      <text:list xml:id="list6082009955957096547" text:style-name="L3">
        <text:list-item>
          <text:p text:style-name="P26">housing index and rental index is something we would like to forecast, so they are dependent variables</text:p>
        </text:list-item>
        <text:list-item>
          <text:p text:style-name="P27">we can use independent variables such as historical cap rate, historical housing index, historical rental index, historical IRS data including number of tax returns, AGI, </text:p>
        </text:list-item>
      </text:list>
      <text:p text:style-name="P10"/>
      <text:p text:style-name="P11">some speculations that I have to work through</text:p>
      <text:list xml:id="list5835955684958232766" text:style-name="L4">
        <text:list-item>
          <text:p text:style-name="P28">rental index is what drives home value index. What home owners are able to charge in rent tells us what the property value should be worth.<text:span text:style-name="T11"> </text:span><text:span text:style-name="T12">We find a good relationship between previous year’s average rent versus home value index. Cap rate should have a baseline.</text:span></text:p>
        </text:list-item>
        <text:list-item>
          <text:p text:style-name="P28">cap rate <text:span text:style-name="T9">may be driven by</text:span> supplies and demands. <text:span text:style-name="T9">Cap rates seems to be standard across a lot of locations, and may be able to tell us where people tend to put money real estate wise. </text:span><text:span text:style-name="T13">There may be some sharp cap rate changes. </text:span><text:span text:style-name="T14">This is often impacted by home prices moving too fast</text:span></text:p>
        </text:list-item>
        <text:list-item>
          <text:p text:style-name="P28">if home value index is outgrowing rental index, this should also mean that the location is favored <text:span text:style-name="T9">and currently hot. </text:span><text:span text:style-name="T13">Could be. We should also check the makeup of the population. </text:span><text:span text:style-name="T15">Has it changed? </text:span></text:p>
        </text:list-item>
        <text:list-item>
          <text:p text:style-name="P29">I wonder if there’s an RSI to real estates?</text:p>
        </text:list-item>
        <text:list-item>
          <text:p text:style-name="P31">rental index has a positive correlation with salary/wage <text:span text:style-name="T9">as salary/wage at the location should tell <text:s/>how much people can afford. Maybe % salary/wage used as rent can tell us future performance of rental index </text:span><text:span text:style-name="T16">We see a good relationship between zri and historical </text:span><text:span text:style-name="T17">AGI</text:span></text:p>
        </text:list-item>
        <text:list-item>
          <text:p text:style-name="P30">let’s also look at if income from other sources <text:span text:style-name="T16">We see a very good relationship between zri and historical salary/wages </text:span></text:p>
        </text:list-item>
        <text:list-item>
          <text:p text:style-name="P29">we should take a look at examples of zip codes and verify that with google map</text:p>
        </text:list-item>
        <text:list-item>
          <text:p text:style-name="P32">What are we trying to forecast?</text:p>
          <text:list>
            <text:list-item>
              <text:p text:style-name="P33">Cap rate? </text:p>
            </text:list-item>
            <text:list-item>
              <text:p text:style-name="P33"><text:span text:style-name="T22">Let’s answer a few questions. Are caprate in generate going down? Sort of. </text:span><text:span text:style-name="T18">Cap rate has been very flat as a whole in new york state. However, if we are looking at specific zipcodes, such as manhattan and brooklyn, we can see that cap rate has gone down quite a bit. This also means that caprate is also going up somewhere else. </text:span></text:p>
            </text:list-item>
            <text:list-item>
              <text:p text:style-name="P36">Down example:</text:p>
            </text:list-item>
            <text:list-item>
              <text:p text:style-name="P36">up example: </text:p>
              <text:list>
                <text:list-item>
                  <text:p text:style-name="P37">previous home value <text:span text:style-name="T11">highly impacing cap rate </text:span><text:span text:style-name="T20">-7.12011940e-01</text:span></text:p>
                </text:list-item>
                <text:list-item>
                  <text:p text:style-name="P37"><text:soft-page-break/>previous rental <text:span text:style-name="T11">also higly impacting cap rate, but not as much as previous home value </text:span><text:span text:style-name="T20">-5.57035589e-01</text:span></text:p>
                </text:list-item>
                <text:list-item>
                  <text:p text:style-name="P34">Previous cap rate <text:span text:style-name="T19">yes, setting the tone for cap rate </text:span><text:span text:style-name="T20">9.89565871e-01</text:span></text:p>
                </text:list-item>
                <text:list-item>
                  <text:p text:style-name="P37">previous change in home value <text:span text:style-name="T11">some correlation, not that strong </text:span><text:span text:style-name="T20">-3.26845553e-01</text:span></text:p>
                </text:list-item>
                <text:list-item>
                  <text:p text:style-name="P37">previous change in rental <text:span text:style-name="T20">some correlation -3.02622191e-01</text:span></text:p>
                </text:list-item>
                <text:list-item>
                  <text:p text:style-name="P37">previous change in cap rate <text:span text:style-name="T20">nope</text:span></text:p>
                </text:list-item>
                <text:list-item>
                  <text:p text:style-name="P34">people in geography<text:span text:style-name="T11"> </text:span><text:span text:style-name="T20">-4.49013747e-01</text:span></text:p>
                </text:list-item>
                <text:list-item>
                  <text:p text:style-name="P34">average <text:span text:style-name="T23">AGI, </text:span>salary and wages <text:span text:style-name="T20">-3.70579135e-01, -4.37234662e-01</text:span></text:p>
                </text:list-item>
                <text:list-item>
                  <text:p text:style-name="P37">change in people in geography <text:span text:style-name="T20">nope</text:span></text:p>
                </text:list-item>
                <text:list-item>
                  <text:p text:style-name="P37">change in AGI, <text:span text:style-name="T24">salary and wages </text:span><text:span text:style-name="T20">nope</text:span></text:p>
                </text:list-item>
              </text:list>
            </text:list-item>
            <text:list-item>
              <text:p text:style-name="P35">Cap rate <text:span text:style-name="T25">changes</text:span>? </text:p>
              <text:list>
                <text:list-item>
                  <text:p text:style-name="P35">Previous cap rate <text:span text:style-name="T21">a little -1.18447028e-01</text:span></text:p>
                </text:list-item>
                <text:list-item>
                  <text:p text:style-name="P38">previous home value <text:span text:style-name="T21">not really</text:span></text:p>
                </text:list-item>
                <text:list-item>
                  <text:p text:style-name="P38">previous rental <text:span text:style-name="T21">not really</text:span></text:p>
                </text:list-item>
                <text:list-item>
                  <text:p text:style-name="P38">previous change in home value <text:span text:style-name="T11">some correlation, not that strong </text:span><text:span text:style-name="T21">-2.16298387e-01</text:span></text:p>
                </text:list-item>
                <text:list-item>
                  <text:p text:style-name="P38">previous change in rental <text:span text:style-name="T20">some correlation </text:span><text:span text:style-name="T21">-1.00245795e-01</text:span></text:p>
                </text:list-item>
                <text:list-item>
                  <text:p text:style-name="P38">previous change in cap rate <text:span text:style-name="T20">nope</text:span></text:p>
                </text:list-item>
                <text:list-item>
                  <text:p text:style-name="P35">people in geography<text:span text:style-name="T11"> </text:span><text:span text:style-name="T20">nope</text:span></text:p>
                </text:list-item>
                <text:list-item>
                  <text:p text:style-name="P35">average <text:span text:style-name="T23">AGI, </text:span>salary and wages <text:span text:style-name="T20">nope</text:span></text:p>
                </text:list-item>
                <text:list-item>
                  <text:p text:style-name="P38">change in people in geography <text:span text:style-name="T20">nope</text:span></text:p>
                </text:list-item>
                <text:list-item>
                  <text:p text:style-name="P39">change in AGI, <text:span text:style-name="T24">salary and wages </text:span><text:span text:style-name="T21">SW -1.18026721e-01</text:span></text:p>
                </text:list-item>
              </text:list>
            </text:list-item>
          </text:list>
        </text:list-item>
        <text:list-item>
          <text:p text:style-name="P40">home value</text:p>
          <text:list>
            <text:list-item>
              <text:p text:style-name="P43"><text:span text:style-name="T26">home value in the past </text:span><text:span text:style-name="T11">(duh) 0.99758398</text:span></text:p>
            </text:list-item>
            <text:list-item>
              <text:p text:style-name="P43"><text:span text:style-name="T26">retal value in the past </text:span><text:span text:style-name="T11">0.89200859</text:span></text:p>
            </text:list-item>
            <text:list-item>
              <text:p text:style-name="P43"><text:span text:style-name="T26">cap rate in the past </text:span><text:span text:style-name="T11">negatively correlated -0.70116473</text:span></text:p>
            </text:list-item>
            <text:list-item>
              <text:p text:style-name="P43"><text:span text:style-name="T26">average salary and wages and avg AGI </text:span><text:span text:style-name="T11">0.75036311, 0.71827139</text:span></text:p>
            </text:list-item>
          </text:list>
        </text:list-item>
        <text:list-item>
          <text:p text:style-name="P40">Changes in home value</text:p>
          <text:list>
            <text:list-item>
              <text:p text:style-name="P44"><text:span text:style-name="T26">cap rate in the past </text:span><text:span text:style-name="T11">0.3927881</text:span></text:p>
            </text:list-item>
            <text:list-item>
              <text:p text:style-name="P44"><text:span text:style-name="T26">zhvi in the past </text:span><text:span text:style-name="T11">-0.34928475</text:span></text:p>
            </text:list-item>
            <text:list-item>
              <text:p text:style-name="P44"><text:span text:style-name="T26">home value annual change </text:span><text:span text:style-name="T11">0.45387043</text:span></text:p>
            </text:list-item>
            <text:list-item>
              <text:p text:style-name="P44"><text:span text:style-name="T26">number of returns </text:span><text:span text:style-name="T11">0.4454205</text:span></text:p>
            </text:list-item>
          </text:list>
        </text:list-item>
        <text:list-item>
          <text:p text:style-name="P41">rental</text:p>
          <text:list>
            <text:list-item>
              <text:p text:style-name="P42">previous rental <text:span text:style-name="T11">0.99316354</text:span></text:p>
            </text:list-item>
            <text:list-item>
              <text:p text:style-name="P42">previous home price <text:span text:style-name="T11">0.91254196</text:span></text:p>
            </text:list-item>
            <text:list-item>
              <text:p text:style-name="P42">previous cap rate <text:span text:style-name="T11">-0.56931956</text:span></text:p>
            </text:list-item>
            <text:list-item>
              <text:p text:style-name="P42">avg AGI <text:span text:style-name="T11">0.7734876</text:span></text:p>
            </text:list-item>
            <text:list-item>
              <text:p text:style-name="P42">avg SW <text:span text:style-name="T11">0.82217523</text:span></text:p>
            </text:list-item>
            <text:list-item>
              <text:p text:style-name="P42">avg OI <text:span text:style-name="T11">0.62487108</text:span></text:p>
            </text:list-item>
          </text:list>
        </text:list-item>
        <text:list-item>
          <text:p text:style-name="P41">changes in rental</text:p>
          <text:list>
            <text:list-item>
              <text:p text:style-name="P42">previous home price 0.26672372</text:p>
            </text:list-item>
            <text:list-item>
              <text:p text:style-name="P42">previous cap rate -0.42111996</text:p>
            </text:list-item>
            <text:list-item>
              <text:p text:style-name="P42">number returns 0.27087263</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0:46:36.549000000</meta:creation-date>
    <dc:date>2017-08-28T22:40:08.857000000</dc:date>
    <meta:editing-duration>P6DT16H18M32S</meta:editing-duration>
    <meta:editing-cycles>18</meta:editing-cycles>
    <meta:generator>LibreOffice/5.2.7.2$Windows_x86 LibreOffice_project/2b7f1e640c46ceb28adf43ee075a6e8b8439ed10</meta:generator>
    <meta:document-statistic meta:table-count="1" meta:image-count="0" meta:object-count="0" meta:page-count="3" meta:paragraph-count="107" meta:word-count="1089" meta:character-count="6543" meta:non-whitespace-character-count="5620"/>
  </office:meta>
</office:document-meta>
</file>